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 table:number-rows-repeated="10481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00-00-00</text:date>, <text:time style:data-style-name="N2" text:time-value="18:21:12.61892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8T01:02:04.425571534</dc:date>
    <meta:editing-duration>P16DT9H37M5S</meta:editing-duration>
    <meta:editing-cycles>234</meta:editing-cycles>
    <meta:document-statistic meta:table-count="5" meta:cell-count="3982" meta:object-count="0"/>
  </office:meta>
</office:document-meta>
</file>